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241" officeooo:paragraph-rsid="0017d241"/>
    </style:style>
    <style:style style:name="P2" style:family="paragraph" style:parent-style-name="Standard">
      <style:text-properties officeooo:rsid="00188e3f" officeooo:paragraph-rsid="00188e3f"/>
    </style:style>
    <style:style style:name="P3" style:family="paragraph" style:parent-style-name="Standard">
      <style:text-properties officeooo:rsid="00189b0e" officeooo:paragraph-rsid="00189b0e"/>
    </style:style>
    <style:style style:name="P4" style:family="paragraph" style:parent-style-name="Standard">
      <style:text-properties officeooo:rsid="00198539" officeooo:paragraph-rsid="00198539"/>
    </style:style>
    <style:style style:name="P5" style:family="paragraph" style:parent-style-name="Standard">
      <style:text-properties officeooo:rsid="0019938b" officeooo:paragraph-rsid="0019938b"/>
    </style:style>
    <style:style style:name="P6" style:family="paragraph" style:parent-style-name="Standard">
      <style:text-properties officeooo:rsid="001af363" officeooo:paragraph-rsid="001af363"/>
    </style:style>
    <style:style style:name="P7" style:family="paragraph" style:parent-style-name="Standard">
      <style:text-properties officeooo:rsid="001cd0f0" officeooo:paragraph-rsid="001cd0f0"/>
    </style:style>
    <style:style style:name="P8" style:family="paragraph" style:parent-style-name="Preformatted_20_Text">
      <style:text-properties fo:color="#a9b7c6" style:font-name="DejaVu Sans Mono" officeooo:rsid="00189b0e" officeooo:paragraph-rsid="00189b0e"/>
    </style:style>
    <style:style style:name="P9" style:family="paragraph" style:parent-style-name="Preformatted_20_Text">
      <style:text-properties fo:color="#808080" style:font-name="DejaVu Sans Mono" officeooo:rsid="00189b0e" officeooo:paragraph-rsid="00189b0e"/>
    </style:style>
    <style:style style:name="P10" style:family="paragraph" style:parent-style-name="Preformatted_20_Text">
      <style:paragraph-properties fo:margin-top="0cm" fo:margin-bottom="0.499cm" style:contextual-spacing="false" fo:background-color="#2b2b2b">
        <style:background-image/>
      </style:paragraph-properties>
      <style:text-properties fo:color="#a9b7c6" style:font-name="DejaVu Sans Mono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a9b7c6" style:font-name="DejaVu Sans Mono"/>
    </style:style>
    <style:style style:name="T1" style:family="text">
      <style:text-properties fo:color="#9876aa"/>
    </style:style>
    <style:style style:name="T2" style:family="text">
      <style:text-properties fo:color="#9876aa" style:font-name="DejaVu Sans Mono"/>
    </style:style>
    <style:style style:name="T3" style:family="text">
      <style:text-properties fo:color="#6a8759"/>
    </style:style>
    <style:style style:name="T4" style:family="text">
      <style:text-properties fo:color="#6a8759" style:font-name="DejaVu Sans Mono"/>
    </style:style>
    <style:style style:name="T5" style:family="text">
      <style:text-properties fo:color="#cc7832"/>
    </style:style>
    <style:style style:name="T6" style:family="text">
      <style:text-properties fo:color="#cc7832" fo:font-weight="bold"/>
    </style:style>
    <style:style style:name="T7" style:family="text">
      <style:text-properties fo:color="#cc7832" style:font-name="DejaVu Sans Mono"/>
    </style:style>
    <style:style style:name="T8" style:family="text">
      <style:text-properties fo:color="#cc7832" style:font-name="DejaVu Sans Mono" fo:font-weight="bold"/>
    </style:style>
    <style:style style:name="T9" style:family="text">
      <style:text-properties style:font-name="DejaVu Sans Mono"/>
    </style:style>
    <style:style style:name="T10" style:family="text">
      <style:text-properties fo:color="#ffc66d"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sprites</text:p>
      <text:p text:style-name="P1">npm i gulp.spritesmith —save-dev</text:p>
      <text:p text:style-name="P1"/>
      <text:p text:style-name="P3">Небольшое изменине</text:p>
      <text:p text:style-name="P8">gulp.<text:span text:style-name="T1">task</text:span>(<text:span text:style-name="T3">'sprite'</text:span><text:span text:style-name="T5">, </text:span><text:span text:style-name="T6">function </text:span>() {</text:p>
      <text:p text:style-name="P11"><text:s text:c="4"/><text:span text:style-name="T8">var </text:span><text:span text:style-name="T9">spriteData = gulp.</text:span><text:span text:style-name="T2">src</text:span><text:span text:style-name="T9">(</text:span><text:span text:style-name="T4">'source/images/icons/*.png'</text:span><text:span text:style-name="T9">).</text:span><text:span text:style-name="T10">pipe</text:span><text:span text:style-name="T9">(spritesmith({</text:span></text:p>
      <text:p text:style-name="P11"><text:s text:c="8"/><text:span text:style-name="T2">imgName</text:span><text:span text:style-name="T9">: </text:span><text:span text:style-name="T4">'sprite.png'</text:span><text:span text:style-name="T7">,</text:span></text:p>
      <text:p text:style-name="P11"><text:span text:style-name="T5"><text:s text:c="8"/></text:span><text:span text:style-name="T2">imgPath</text:span><text:span text:style-name="T9">: </text:span><text:span text:style-name="T4">"../imges/sprite.png"</text:span><text:span text:style-name="T7">,</text:span></text:p>
      <text:p text:style-name="P11"><text:span text:style-name="T5"><text:s text:c="8"/></text:span><text:span text:style-name="T2">cssName</text:span><text:span text:style-name="T9">: </text:span><text:span text:style-name="T4">'sprite.scss'</text:span></text:p>
      <text:p text:style-name="P11"><text:span text:style-name="T3"><text:s text:c="4"/></text:span><text:span text:style-name="T9">}))</text:span><text:span text:style-name="T7">;</text:span></text:p>
      <text:p text:style-name="P11"><text:span text:style-name="T5"><text:s text:c="4"/></text:span><text:span text:style-name="T9">spriteData.</text:span><text:span text:style-name="T2">img</text:span><text:span text:style-name="T9">.</text:span><text:span text:style-name="T10">pipe</text:span><text:span text:style-name="T9">(gulp.</text:span><text:span text:style-name="T2">dest</text:span><text:span text:style-name="T9">(</text:span><text:span text:style-name="T4">'build/images/'</text:span><text:span text:style-name="T9">))</text:span><text:span text:style-name="T7">;</text:span></text:p>
      <text:p text:style-name="P11"><text:span text:style-name="T5"><text:s text:c="4"/></text:span><text:span text:style-name="T9">spriteData.</text:span><text:span text:style-name="T2">css</text:span><text:span text:style-name="T9">.</text:span><text:span text:style-name="T10">pipe</text:span><text:span text:style-name="T9">(gulp.</text:span><text:span text:style-name="T2">dest</text:span><text:span text:style-name="T9">(</text:span><text:span text:style-name="T4">'build/styles/global'</text:span><text:span text:style-name="T9">))</text:span></text:p>
      <text:p text:style-name="P10">})<text:span text:style-name="T5">;</text:span></text:p>
      <text:p text:style-name="P10">cb()<text:span text:style-name="T5">;</text:span></text:p>
      <text:p text:style-name="P9">//удалеине информации из папки build</text:p>
      <text:p text:style-name="P12">gulp.<text:span text:style-name="T1">task</text:span>(<text:span text:style-name="T3">'clean'</text:span><text:span text:style-name="T5">, </text:span><text:span text:style-name="T6">function </text:span>dell(cb) {</text:p>
      <text:p text:style-name="P11"><text:s text:c="4"/><text:span text:style-name="T8">return </text:span><text:span text:style-name="T9">rimraf(</text:span><text:span text:style-name="T4">'build'</text:span><text:span text:style-name="T7">,</text:span><text:span text:style-name="T9">cb)</text:span></text:p>
      <text:p text:style-name="P10">})</text:p>
      <text:p text:style-name="P8"><text:span text:style-name="T6">var </text:span>rimraf = require(<text:span text:style-name="T3">'rimraf'</text:span>)<text:span text:style-name="T5">;</text:span></text:p>
      <text:p text:style-name="P3"/>
      <text:p text:style-name="P3"/>
      <text:p text:style-name="P4">npm install rimraf —save-dev</text:p>
      <text:p text:style-name="P4"/>
      <text:p text:style-name="P4"/>
      <text:p text:style-name="P5">npm install gulpjs/gulp#4.0 —save-dev</text:p>
      <text:p text:style-name="P5"/>
      <text:p text:style-name="P5"/>
      <text:p text:style-name="P5"/>
      <text:p text:style-name="P5"/>
      <text:p text:style-name="P6">mixin list(items, className, active)</text:p>
      <text:p text:style-name="P6"><text:s text:c="2"/>ul(class=className)</text:p>
      <text:p text:style-name="P6"><text:s text:c="4"/>each item, index in items</text:p>
      <text:p text:style-name="P6"><text:s text:c="6"/>li(class=className + '__item')</text:p>
      <text:p text:style-name="P6"><text:s text:c="8"/>if index === active</text:p>
      <text:p text:style-name="P6"><text:s text:c="10"/>span(class=className + '__active')=item</text:p>
      <text:p text:style-name="P6"><text:s text:c="8"/>else</text:p>
      <text:p text:style-name="P6"><text:s text:c="10"/>a(class=className + '_linnk')=item</text:p>
      <text:p text:style-name="P6"><text:s/></text:p>
      <text:p text:style-name="P6">+list(['first','senode'], 'list', 0)</text:p>
      <text:p text:style-name="P6">+list(['Hello', 'World', 'Mail'], 'another-list', 2)</text:p>
      <text:p text:style-name="P6"/>
      <text:p text:style-name="P6"/>
      <text:p text:style-name="P6">- var links = ['Home', 'Conacts', 'About', 'Price']</text:p>
      <text:p text:style-name="P6">- var anotherLinks = ['SomeText', 'SomeTitle']</text:p>
      <text:p text:style-name="P6">ul</text:p>
      <text:p text:style-name="P6"><text:soft-page-break/><text:s text:c="2"/>each link in links</text:p>
      <text:p text:style-name="P6"><text:s text:c="4"/>li.test</text:p>
      <text:p text:style-name="P6"><text:s text:c="6"/>if link === "Home"</text:p>
      <text:p text:style-name="P6"><text:s text:c="8"/>a=link</text:p>
      <text:p text:style-name="P6"><text:s text:c="6"/>else</text:p>
      <text:p text:style-name="P6"><text:s text:c="8"/>a(href="")=link <text:s/></text:p>
      <text:p text:style-name="P6"/>
      <text:p text:style-name="P6"/>
      <text:p text:style-name="P7">- var index = 0</text:p>
      <text:p text:style-name="P7">select</text:p>
      <text:p text:style-name="P7"><text:s text:c="2"/>while index &lt; 60</text:p>
      <text:p text:style-name="P7"><text:s text:c="4"/>option=index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5:12:01.489099562</meta:creation-date>
    <dc:date>2018-05-13T17:25:42.485522084</dc:date>
    <meta:editing-duration>PT2H12M5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120" meta:character-count="1195" meta:non-whitespace-character-count="983"/>
  </office:meta>
</office:document-meta>
</file>